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font-name="Segoe UI5" fo:font-size="22pt" style:font-size-asian="28pt" style:font-size-complex="28pt"/>
    </style:style>
    <style:style style:name="P7" style:family="paragraph">
      <style:paragraph-properties fo:line-height="100%"/>
    </style:style>
    <style:style style:name="P8" style:family="paragraph">
      <style:text-properties fo:font-size="24pt" style:font-size-asian="32pt" style:font-size-complex="32pt"/>
    </style:style>
    <style:style style:name="P9" style:family="paragraph">
      <style:text-properties fo:font-size="32pt" style:font-size-asian="44pt" style:font-size-complex="44pt"/>
    </style:style>
    <style:style style:name="P10" style:family="paragraph">
      <style:text-properties fo:font-size="22pt" style:font-size-asian="28pt" style:font-size-complex="28pt"/>
    </style:style>
    <style:style style:name="P11" style:family="paragraph">
      <style:text-properties style:font-name="Segoe UI5" fo:font-size="32pt" style:font-size-asian="44pt" style:font-size-complex="44pt"/>
    </style:style>
    <style:style style:name="P12" style:family="paragraph">
      <style:text-properties fo:font-size="20pt" style:font-size-asian="26pt" style:font-size-complex="2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4" style:family="text">
      <style:text-properties fo:font-size="28pt" fo:font-style="italic" style:font-size-asian="40pt" style:font-style-asian="italic" style:font-size-complex="40pt" style:font-style-complex="italic"/>
    </style:style>
    <style:style style:name="T5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7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8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9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text-position="33% 58%" fo:font-style="normal" style:font-style-asian="normal" style:font-style-complex="normal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fo:font-size="26pt" fo:font-style="italic" style:font-size-asian="36pt" style:font-style-asian="italic" style:font-size-complex="36pt" style:font-style-complex="italic"/>
    </style:style>
    <style:style style:name="T14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15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16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17" style:family="text">
      <style:text-properties style:text-position="33% 58%" style:font-name="Calibri2" fo:font-style="normal" style:font-name-asian="Calibri3" style:font-style-asian="normal" style:font-name-complex="Calibri3" style:font-style-complex="normal"/>
    </style:style>
    <style:style style:name="T18" style:family="text">
      <style:text-properties style:font-name="Calibri2" fo:font-style="normal" style:text-underline-style="solid" style:text-underline-width="auto" style:text-underline-color="font-color" style:font-name-asian="Calibri3" style:font-style-asian="normal" style:font-name-complex="Calibri3" style:font-style-complex="normal"/>
    </style:style>
    <style:style style:name="T19" style:family="text">
      <style:text-properties style:font-name="Segoe UI5" fo:font-size="22pt" style:font-size-asian="28pt" style:font-size-complex="28pt"/>
    </style:style>
    <style:style style:name="T20" style:family="text">
      <style:text-properties style:font-name="Segoe UI5" fo:font-size="22pt" fo:font-style="italic" style:font-size-asian="28pt" style:font-style-asian="italic" style:font-size-complex="28pt" style:font-style-complex="italic"/>
    </style:style>
    <style:style style:name="T21" style:family="text">
      <style:text-properties style:font-name="Segoe UI5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22" style:family="text">
      <style:text-properties style:text-position="-33% 58%" style:font-name="Segoe UI5" fo:font-size="22pt" style:font-size-asian="28pt" style:font-size-complex="28pt"/>
    </style:style>
    <style:style style:name="T23" style:family="text">
      <style:text-properties style:text-position="-33% 58%"/>
    </style:style>
    <style:style style:name="T24" style:family="text">
      <style:text-properties style:text-position="-33% 58%" style:font-name="Calibri3" fo:font-weight="normal" style:font-name-asian="Calibri3" style:font-weight-asian="normal" style:font-name-complex="Calibri3" style:font-weight-complex="normal"/>
    </style:style>
    <style:style style:name="T25" style:family="text">
      <style:text-properties style:font-name="Calibri3" style:font-name-asian="Calibri3" style:font-name-complex="Calibri3"/>
    </style:style>
    <style:style style:name="T26" style:family="text">
      <style:text-properties style:text-position="-33% 58%" style:font-name="Calibri3" style:font-name-asian="Calibri3" style:font-name-complex="Calibri3"/>
    </style:style>
    <style:style style:name="T27" style:family="text">
      <style:text-properties style:font-name="Calibri2" style:font-name-asian="Calibri3" style:font-name-complex="Calibri3"/>
    </style:style>
    <style:style style:name="T28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9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32" style:family="text">
      <style:text-properties style:font-name="Calibri3" fo:font-weight="bold" style:font-name-asian="Calibri3" style:font-weight-asian="bold" style:font-name-complex="Calibri3" style:font-weight-complex="bold"/>
    </style:style>
    <style:style style:name="T33" style:family="text">
      <style:text-properties style:text-position="33% 58%" style:font-name="Calibri2" style:font-name-asian="Calibri3" style:font-name-complex="Calibri3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33% 58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39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1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42" style:family="text">
      <style:text-properties style:text-position="0% 100%" style:font-name="Calibri2" fo:font-size="12pt" fo:font-style="normal" style:font-name-asian="Calibri3" style:font-size-asian="12pt" style:font-style-asian="normal" style:font-name-complex="Calibri3" style:font-size-complex="12pt" style:font-style-complex="normal"/>
    </style:style>
    <style:style style:name="T43" style:family="text">
      <style:text-properties fo:font-size="24pt" style:font-size-asian="32pt" style:font-size-complex="32pt"/>
    </style:style>
    <style:style style:name="T44" style:family="text">
      <style:text-properties fo:font-size="32pt" style:font-size-asian="44pt" style:font-size-complex="44pt"/>
    </style:style>
    <style:style style:name="T45" style:family="text">
      <style:text-properties fo:font-size="32pt" fo:font-style="italic" style:font-size-asian="44pt" style:font-style-asian="italic" style:font-size-complex="44pt" style:font-style-complex="italic"/>
    </style:style>
    <style:style style:name="T46" style:family="text">
      <style:text-properties fo:font-size="22pt" style:font-size-asian="28pt" style:font-size-complex="28pt"/>
    </style:style>
    <style:style style:name="T47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48" style:family="text">
      <style:text-properties fo:font-size="22pt" fo:font-style="italic" style:font-size-asian="28pt" style:font-style-asian="italic" style:font-size-complex="28pt" style:font-style-complex="italic"/>
    </style:style>
    <style:style style:name="T49" style:family="text">
      <style:text-properties style:text-position="33% 58%" fo:font-size="22pt" style:font-size-asian="28pt" style:font-size-complex="28pt"/>
    </style:style>
    <style:style style:name="T50" style:family="text">
      <style:text-properties style:text-position="-33% 58%" fo:font-size="22pt" style:font-size-asian="28pt" style:font-size-complex="28pt"/>
    </style:style>
    <style:style style:name="T51" style:family="text">
      <style:text-properties fo:font-size="22pt" fo:font-style="normal" style:font-size-asian="28pt" style:font-style-asian="normal" style:font-size-complex="28pt" style:font-style-complex="normal"/>
    </style:style>
    <style:style style:name="T52" style:family="text">
      <style:text-properties style:text-position="33% 58%" style:font-name="Segoe UI4" fo:font-style="normal" style:font-name-asian="Segoe UI4" style:font-style-asian="normal" style:font-name-complex="Segoe UI4" style:font-style-complex="normal"/>
    </style:style>
    <style:style style:name="T53" style:family="text">
      <style:text-properties style:text-position="-33% 58%" style:font-name="Segoe UI4" style:font-name-asian="Segoe UI4" style:font-name-complex="Segoe UI4"/>
    </style:style>
    <style:style style:name="T54" style:family="text">
      <style:text-properties style:font-name="Segoe UI4" style:font-name-asian="Segoe UI4" style:font-name-complex="Segoe UI4"/>
    </style:style>
    <style:style style:name="T55" style:family="text">
      <style:text-properties style:font-name="Segoe UI5" fo:font-size="32pt" style:font-size-asian="44pt" style:font-size-complex="44pt"/>
    </style:style>
    <style:style style:name="T56" style:family="text">
      <style:text-properties style:font-name="Segoe UI5" fo:font-size="32pt" fo:font-style="italic" style:font-size-asian="44pt" style:font-style-asian="italic" style:font-size-complex="44pt" style:font-style-complex="italic"/>
    </style:style>
    <style:style style:name="T57" style:family="text">
      <style:text-properties style:font-name="Segoe UI5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58" style:family="text">
      <style:text-properties style:text-position="33% 58%" style:font-name="Segoe UI5" fo:font-size="32pt" style:font-size-asian="44pt" style:font-size-complex="44pt"/>
    </style:style>
    <style:style style:name="T59" style:family="text">
      <style:text-properties fo:font-size="20pt" style:font-size-asian="26pt" style:font-size-complex="26pt"/>
    </style:style>
    <style:style style:name="T60" style:family="text">
      <style:text-properties fo:font-size="20pt" fo:font-style="italic" style:font-size-asian="26pt" style:font-style-asian="italic" style:font-size-complex="26pt" style:font-style-complex="italic"/>
    </style:style>
    <style:style style:name="T61" style:family="text">
      <style:text-properties fo:font-size="24pt" fo:font-style="italic" style:font-size-asian="32pt" style:font-style-asian="italic" style:font-size-complex="32pt" style:font-style-complex="italic"/>
    </style:style>
    <style:style style:name="T62" style:family="text">
      <style:text-properties style:text-position="33% 58%" fo:font-size="24pt" style:font-size-asian="32pt" style:font-size-complex="32pt"/>
    </style:style>
    <style:style style:name="T63" style:family="text">
      <style:text-properties style:text-position="33% 58%" fo:font-size="28pt" style:font-size-asian="40pt" style:font-size-complex="40pt"/>
    </style:style>
    <style:style style:name="T64" style:family="text">
      <style:text-properties style:text-position="33% 58%"/>
    </style:style>
    <style:style style:name="T65" style:family="text">
      <style:text-properties style:font-name="Segoe UI4" fo:font-size="32pt" fo:font-style="italic" style:font-name-asian="Segoe UI4" style:font-size-asian="44pt" style:font-style-asian="italic" style:font-name-complex="Segoe UI4" style:font-size-complex="44pt" style:font-style-complex="italic"/>
    </style:style>
    <style:style style:name="T66" style:family="text">
      <style:text-properties style:text-position="-33% 58%" fo:font-size="32pt" style:font-size-asian="44pt" style:font-size-complex="44pt"/>
    </style:style>
    <style:style style:name="T67" style:family="text">
      <style:text-properties style:text-position="-33% 58%" style:font-name="Segoe UI5" fo:font-size="22pt" fo:font-style="italic" style:font-size-asian="28pt" style:font-style-asian="italic" style:font-size-complex="28pt" style:font-style-complex="italic"/>
    </style:style>
    <style:style style:name="T68" style:family="text">
      <style:text-properties style:text-position="-33% 58%" style:font-name="Segoe UI5" fo:font-size="32pt" fo:font-style="italic" style:font-size-asian="44pt" style:font-style-asian="italic" style:font-size-complex="44pt" style:font-style-complex="italic"/>
    </style:style>
    <style:style style:name="T69" style:family="text">
      <style:text-properties style:text-position="-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empfiehlt sich ein Separationsansatz für die Wellenfunktion <text:span text:style-name="T1">ψ</text:span>(<text:span text:style-name="T1">q</text:span>, <text:span text:style-name="T1">t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man physikalische Abläufe im dreidimensionalen Raum mit effektiv eindimensionalen Bewegungsgleichungen beschreiben möchte.</text:p>
            <text:p>Dies ist möglich beispielsweise bei konservativen Systemen (in welchen die klassische Hamilton-Funktion nicht explizit zeitabhängig ist)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nn repräsentiert <text:span text:style-name="T1">ψ</text:span>(<text:span text:style-name="T1">q</text:span>, <text:span text:style-name="T1">t</text:span>) einen stationären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eine triviale Zeitabhängigkeit der Eigenzustände des Hamilton-Operators gegeben ist.</text:p>
            <text:p>Die Wahrscheinlichkeit, dass ein zur Zeit <text:span text:style-name="T1">t</text:span>' präparierter Zustand zur Zeit <text:span text:style-name="T1">t</text:span> &gt; <text:span text:style-name="T1">t</text:span>' noch existiert, ist in dem Fall konstant gleich 1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ie lässt sich die zeitabhängige Schrödingergleichung mit dem Separationsansatz kompakt schreib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<text:tab/><text:tab/><text:tab/><text:tab/><text:tab/><text:tab/><text:tab/><text:tab/><text:tab/><text:tab/></text:p>
            <text:p text:style-name="P2">erhält man<text:tab/><text:tab/><text:tab/><text:tab/><text:tab/><text:tab/><text:tab/><text:tab/><text:tab/><text:tab/><text:tab/></text:p>
            <text:p text:style-name="P2"/>
            <text:p text:style-name="P2"><text:span text:style-name="T1">E</text:span> ist eine Konstante, der Energieeigenwert</text:p>
          </draw:text-box>
        </draw:frame>
        <draw:frame draw:style-name="gr2" draw:text-style-name="P3" draw:layer="layout" svg:width="8.617cm" svg:height="3.412cm" svg:x="9.691cm" svg:y="7.539cm">
          <text:p/>
          <draw:object xlink:href="../Kompakte%20Schreibweise%20der%20zeitabhängigen%20Schrödingergleichung%20über%20Separationsansatz%20der%20Wellenfunktio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Welche allgemeinen Bedingungen müssen </text:span><text:span text:style-name="T3">φ</text:span><text:span text:style-name="T2">(</text:span><text:span text:style-name="T4">q</text:span><text:span text:style-name="T2">) und </text:span><text:span text:style-name="T3">φ</text:span><text:span text:style-name="T2">'(</text:span><text:span text:style-name="T4">q</text:span><text:span text:style-name="T2">) erfüllen? Begründen Sie diese Forderungen.</text:span></text:p>
          </draw:text-box>
        </draw:frame>
        <draw:frame presentation:style-name="pr2" draw:text-style-name="P4" draw:layer="layout" svg:width="25.199cm" svg:height="12.18cm" svg:x="1.4cm" svg:y="4.914cm" presentation:class="subtitle">
          <draw:text-box>
            <text:p><text:span text:style-name="T5">φ</text:span><text:span text:style-name="T6">(</text:span><text:span text:style-name="T7">q</text:span><text:span text:style-name="T6">) muß überall endlich sein: dies folgt aus der statistischen Interpretation der Wellenfunktion mit </text:span><text:span text:style-name="T5">φ</text:span><text:span text:style-name="T8">2</text:span><text:span text:style-name="T6">(</text:span><text:span text:style-name="T5">q</text:span><text:span text:style-name="T6">) als Wahrscheinlichkeitsdichte.</text:span></text:p>
            <text:p><text:span text:style-name="T5"/></text:p>
            <text:p><text:span text:style-name="T5">φ</text:span><text:span text:style-name="T6">(</text:span><text:span text:style-name="T7">q</text:span><text:span text:style-name="T6">) und </text:span><text:span text:style-name="T5">φ</text:span><text:span text:style-name="T6">'(</text:span><text:span text:style-name="T7">q</text:span><text:span text:style-name="T6">) muß überall endlich sein: dies folgt aus der Forderung, dass </text:span><text:span text:style-name="T5">V</text:span><text:span text:style-name="T6">(</text:span><text:span text:style-name="T5">q</text:span><text:span text:style-name="T6">) stetig ist oder höchstens endliche Diskontinuitäten aufweist. Die zweite Ableitung </text:span><text:span text:style-name="T5">φ</text:span><text:span text:style-name="T6">''(</text:span><text:span text:style-name="T9">q</text:span><text:span text:style-name="T6">) = -</text:span><text:span text:style-name="T5">k</text:span><text:span text:style-name="T8">2</text:span><text:span text:style-name="T6">(</text:span><text:span text:style-name="T5">q</text:span><text:span text:style-name="T6">)</text:span><text:span text:style-name="T5">φ</text:span><text:span text:style-name="T6">(</text:span><text:span text:style-name="T9">q</text:span><text:span text:style-name="T6">) wird damit integrierbar und </text:span></text:p>
            <text:p><text:span text:style-name="T5">φ</text:span><text:span text:style-name="T6">'(</text:span><text:span text:style-name="T9">q</text:span><text:span text:style-name="T6">) ist demzufolge stetig (mit Ausnahmen bei unendlichen Sprüngen von </text:span><text:span text:style-name="T5">V</text:span><text:span text:style-name="T6">(</text:span><text:span text:style-name="T5">q</text:span><text:span text:style-name="T6">)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ist das <text:span text:style-name="T1">klassisch erlaubte</text:span> Gebiet definier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kleiner ist als die Gesamtenergie:</text:p>
            <text:p><text:span text:style-name="T1">V</text:span>(<text:span text:style-name="T1">q</text:span>) &l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gt; 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as können Sie ganz allgemein über das Verhalten der Wellenfunktion in dem </text:span><text:span text:style-name="T13">klassisch erlaubten</text:span><text:span text:style-name="T12"> Gebiet aussag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eist ein oszillatorisches Verhalten auf.</text:p>
            <text:p/>
            <text:p>Nulldurchgänge stellen für <text:span text:style-name="T5">φ</text:span><text:span text:style-name="T6">(</text:span><text:span text:style-name="T9">q</text:span><text:span text:style-name="T6">) Wendepunkte dar (</text:span><text:span text:style-name="T5">φ</text:span><text:span text:style-name="T6">'' = 0), </text:span><text:span text:style-name="T5">φ</text:span><text:span text:style-name="T6"> ist im Bereich </text:span><text:span text:style-name="T5">φ</text:span><text:span text:style-name="T6"> &gt; 0 als Funktion von </text:span><text:span text:style-name="T5">q</text:span><text:span text:style-name="T6"> konkav, im Bereich </text:span><text:span text:style-name="T5">φ</text:span><text:span text:style-name="T6"> &lt; 0 dagegen konvex, somit auf jeden Fall stets zur q-Achse </text:span><text:span text:style-name="T5">hingekrümmt</text:span><text:span text:style-name="T6">.</text:span></text:p>
            <text:p><text:span text:style-name="T6"/></text:p>
            <text:p><text:span text:style-name="T6">Für </text:span><text:span text:style-name="T5">V</text:span><text:span text:style-name="T6">(</text:span><text:span text:style-name="T5">q</text:span><text:span text:style-name="T6">) = </text:span><text:span text:style-name="T5">V</text:span><text:span text:style-name="T14">a</text:span><text:span text:style-name="T6"> = const lautet die allgemeine Lösung der zeitabhängigen Schrödingergleichung:</text:span></text:p>
          </draw:text-box>
        </draw:frame>
        <draw:frame draw:style-name="gr2" draw:text-style-name="P3" draw:layer="layout" svg:width="10.666cm" svg:height="4.918cm" svg:x="8.666cm" svg:y="15.54cm">
          <text:p/>
          <draw:object xlink:href="../Oszillatorisches%20Verhalten%20im%20klassisch%20erlaubten%20Gebiet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lassische <text:span text:style-name="T1">Umkehrpunkte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Wenn die potentielle Energie der Gesamtenergie entspricht:</text:p>
            <text:p><text:span text:style-name="T1">V</text:span>(<text:span text:style-name="T1">q</text:span><text:span text:style-name="T11">*</text:span>) =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1">*</text:span><text:span text:style-name="T10">) = 0</text:span></text:p>
            <text:p><text:span text:style-name="T10"/></text:p>
            <text:p><text:span text:style-name="T10">An diesen Stellen hat wegen </text:span><text:span text:style-name="T5">φ</text:span><text:span text:style-name="T15">''(</text:span><text:span text:style-name="T16">q</text:span><text:span text:style-name="T17">*</text:span><text:span text:style-name="T15">) = 0 die Funktion </text:span><text:span text:style-name="T5">φ</text:span><text:span text:style-name="T15"> einen Wendepunk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die Wellenfunktion im <text:span text:style-name="T1">klassisch verbotenen</text:span> Gebiet?</text:p>
          </draw:text-box>
        </draw:frame>
        <draw:frame presentation:style-name="pr2" draw:layer="layout" svg:width="25.199cm" svg:height="14.827cm" svg:x="1.4cm" svg:y="5.292cm" presentation:class="subtitle" presentation:user-transformed="true">
          <draw:text-box>
            <text:p><text:span text:style-name="T1">V</text:span>(<text:span text:style-name="T1">q</text:span>) &gt; <text:span text:style-name="T1">E</text:span><text:span text:style-name="T10"> <text:s/>⇐⇒ <text:s/></text:span><text:span text:style-name="T1">k</text:span><text:span text:style-name="T11">2</text:span><text:span text:style-name="T10">(</text:span><text:span text:style-name="T1">q</text:span><text:span text:style-name="T10">) &lt; 0</text:span></text:p>
            <text:p><text:span text:style-name="T10">Hier haben </text:span><text:span text:style-name="T5">φ</text:span><text:span text:style-name="T15"> und </text:span><text:span text:style-name="T5">φ</text:span><text:span text:style-name="T15">'' gleiches Vorzeichen. Sie sind stets von der </text:span><text:span text:style-name="T16">q</text:span><text:span text:style-name="T15">-Achse </text:span><text:span text:style-name="T16">weggekrümmt</text:span><text:span text:style-name="T15">.</text:span></text:p>
            <text:p><text:span text:style-name="T15"/></text:p>
            <text:p><text:span text:style-name="T18">Die Wellenfunktion klingt asymptotisch ab:</text:span></text:p>
            <text:p><text:span text:style-name="T15"/></text:p>
            <text:p><text:span text:style-name="T6">Für </text:span><text:span text:style-name="T5">V</text:span><text:span text:style-name="T6">(</text:span><text:span text:style-name="T5">q</text:span><text:span text:style-name="T6">) ≡ </text:span><text:span text:style-name="T5">V</text:span><text:span text:style-name="T14">c</text:span><text:span text:style-name="T6"> = const lautet die formale Lösung der zeitabhängigen Schrödingergleichung: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Für </text:span><text:span text:style-name="T5">q</text:span><text:span text:style-name="T6"> → ∞ divergiert der erste Summand, wenn nicht </text:span><text:span text:style-name="T5">β</text:span><text:span text:style-name="T14">+</text:span><text:span text:style-name="T6"> = 0 gewählt wird. Deshalb klingt </text:span><text:span text:style-name="T5">φ</text:span><text:span text:style-name="T6"> für </text:span><text:span text:style-name="T5">q</text:span><text:span text:style-name="T6"> → ∞ exponentiell ab.</text:span></text:p>
          </draw:text-box>
        </draw:frame>
        <draw:frame draw:style-name="gr2" draw:text-style-name="P3" draw:layer="layout" svg:width="10.764cm" svg:height="3.843cm" svg:x="8.617cm" svg:y="13.978cm">
          <text:p/>
          <draw:object xlink:href="../Asymptotisches%20Verhalten%20im%20klassisch%20verbotenen%20Gebiet%20(kompakter)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r Wronski‑Determinan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2.237cm" svg:height="2.727cm" svg:x="2.881cm" svg:y="9.136cm">
          <text:p/>
          <draw:object xlink:href="../Wronski-Determinant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6" draw:layer="layout" svg:width="25.199cm" svg:height="3.506cm" svg:x="1.4cm" svg:y="0.831cm" presentation:class="title" presentation:user-transformed="true">
          <draw:text-box>
            <text:p><text:span text:style-name="T19">Was kann über die Wronski-Determinante </text:span><text:span text:style-name="T20">W</text:span><text:span text:style-name="T19">(</text:span><text:span text:style-name="T21">φ</text:span><text:span text:style-name="T22">1</text:span><text:span text:style-name="T19">, </text:span><text:span text:style-name="T21">φ</text:span><text:span text:style-name="T22">2</text:span><text:span text:style-name="T19">; </text:span><text:span text:style-name="T20">q</text:span><text:span text:style-name="T19">) ausgesagt werden, wenn die Funktionen </text:span><text:span text:style-name="T21">φ</text:span><text:span text:style-name="T22">1</text:span><text:span text:style-name="T19">(</text:span><text:span text:style-name="T20">q</text:span><text:span text:style-name="T19">) und </text:span><text:span text:style-name="T21">φ</text:span><text:span text:style-name="T22">2</text:span><text:span text:style-name="T19">(</text:span><text:span text:style-name="T20">q</text:span><text:span text:style-name="T19">) zu demselben Eigenwert </text:span><text:span text:style-name="T20">E</text:span><text:span text:style-name="T19"> gehör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ronski-Determinante ist <text:span text:style-name="T1">q</text:span>-unabhängig:</text:p>
            <text:p><text:span text:style-name="T1">E</text:span> = <text:span text:style-name="T1">E</text:span><text:span text:style-name="T23">1</text:span> = <text:span text:style-name="T1">E</text:span><text:span text:style-name="T23">2</text:span> : <text:tab/> W(<text:span text:style-name="T5">φ</text:span><text:span text:style-name="T24">1</text:span><text:span text:style-name="T25">,</text:span><text:span text:style-name="T5">φ</text:span><text:span text:style-name="T26">2</text:span><text:span text:style-name="T27">;</text:span><text:span text:style-name="T16">q</text:span><text:span text:style-name="T27">) = co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ein <text:span text:style-name="T1">gebundener</text:span> Zustand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<text:span text:style-name="T1">klassisch erlaubte</text:span> Bereich wird durch zwei im Endlichen liegende <text:span text:style-name="T1">klassische Umkehrpunkte</text:span> begrenzt. Das Teilchen kann also nicht bis Unendlich gelangen, es ist auf einen endlichen Raumbereich beschränkt. Diese Zustände bezeichnet man als gebundene Zustände</text:p>
            <text:p><text:span text:style-name="T5">φ</text:span><text:span text:style-name="T28">n</text:span><text:span text:style-name="T25">(</text:span><text:span text:style-name="T5">q</text:span><text:span text:style-name="T25">) ; </text:span><text:span text:style-name="T25"><text:tab/></text:span><text:span text:style-name="T5">n</text:span><text:span text:style-name="T25"> = 0, 1, 2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und begründen Sie den Knotensatz.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Knotenzahl entspricht der Zahl der im Endlichen liegenden Nullstellen von <text:span text:style-name="T5">φ</text:span><text:span text:style-name="T27">(</text:span><text:span text:style-name="T16">q</text:span><text:span text:style-name="T27">).</text:span></text:p>
            <text:p><text:span text:style-name="T27">Eine weitere Aussage ist, dass die Knotenzahl umso höher ist, je höher die zugehörige diskrete Energie </text:span><text:span text:style-name="T16">E</text:span><text:span text:style-name="T29">n</text:span><text:span text:style-name="T27"> ist.</text:span></text:p>
            <text:p><text:span text:style-name="T27">Schließlich folgt noch mit der Wronski-Determinante die Aussage, dass für </text:span><text:span text:style-name="T16">E</text:span><text:span text:style-name="T29">n</text:span><text:span text:style-name="T27"> &gt; </text:span><text:span text:style-name="T16">E</text:span><text:span text:style-name="T29">m</text:span><text:span text:style-name="T27"> zwischen je zwei Knoten von </text:span><text:span text:style-name="T5">φ</text:span><text:span text:style-name="T29">m</text:span><text:span text:style-name="T27"> mindestens einer von </text:span><text:span text:style-name="T5">φ</text:span><text:span text:style-name="T29">n</text:span><text:span text:style-name="T27"> liegt, </text:span><text:span text:style-name="T5">φ</text:span><text:span text:style-name="T29">n</text:span><text:span text:style-name="T27"> also mindestens(!) (</text:span><text:span text:style-name="T16">m</text:span><text:span text:style-name="T27">+1) Knoten h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Unter welchen Bedingungen besitzt <text:span text:style-name="T1">H</text:span> ein diskretes Eigenwertspektr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<text:span text:style-name="T1">V</text:span>(<text:span text:style-name="T30">q</text:span>) <text:span text:style-name="T25">→ ∞ für </text:span><text:span text:style-name="T7">q</text:span><text:span text:style-name="T25"> → ±∞</text:span></text:p>
            <text:p><text:span text:style-name="T25"/></text:p>
            <text:p><text:span text:style-name="T25">also grundsätzlich dann, wenn </text:span><text:span text:style-name="T5">φ</text:span><text:span text:style-name="T25">(</text:span><text:span text:style-name="T5">q</text:span><text:span text:style-name="T25">) auf beiden Seiten durch eine Potentialbarriere </text:span><text:span text:style-name="T5">V</text:span><text:span text:style-name="T25"> &gt; </text:span><text:span text:style-name="T5">E</text:span><text:span text:style-name="T6"> &gt; </text:span><text:span text:style-name="T5">V</text:span><text:span text:style-name="T14">min</text:span><text:span text:style-name="T6"> </text:span><text:span text:style-name="T25">beschränkt wird:</text:span></text:p>
            <text:p><text:span text:style-name="T5">V</text:span><text:span text:style-name="T26">min</text:span><text:span text:style-name="T25"> ≤ </text:span><text:span text:style-name="T5">E</text:span><text:span text:style-name="T25"> ≤ </text:span><text:span text:style-name="T5">V</text:span><text:span text:style-name="T26">±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wirkt der Paritätsoperator <text:span text:style-name="T1">Π</text:span> auf eine Wellenfunktion <text:span text:style-name="T31">φ</text:span>(<text:span text:style-name="T1">q</text:span>)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rsetzt die Raumkoordinate <text:span text:style-name="T1">q</text:span> durch (-<text:span text:style-name="T1">q</text:span>), führt also eine Raumspiegelung durch:</text:p>
            <text:p><text:span text:style-name="T5">Π</text:span><text:span text:style-name="T6"> </text:span><text:span text:style-name="T5">φ</text:span><text:span text:style-name="T25">(</text:span><text:span text:style-name="T5">q</text:span><text:span text:style-name="T25">) = </text:span><text:span text:style-name="T5">φ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>
            <draw:text-box>
              <text:p>Siehe Pade, Jochen: Quantenmechanik zu Fuß Band 1 (2012), ISBN 978-3-642-25227-3, Appendix F.1.3 (Seite 247)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gerader (ungerader) Parität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Gerade Wellenfunktionen sind Eigenfunktionen zum Eigenwert</text:p>
            <text:p><text:span text:style-name="T5">π</text:span><text:span text:style-name="T25"> = + 1 : </text:span><text:span text:style-name="T32">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  <text:p><text:span text:style-name="T25"/></text:p>
            <text:p><text:span text:style-name="T25">Ungerade Wellenfunktionen sind Eigenfunktionen zum Eigenwert</text:span></text:p>
            <text:p><text:span text:style-name="T5">π</text:span><text:span text:style-name="T25"> = - 1 : </text:span><text:span text:style-name="T32">ungerade Parität</text:span></text:p>
            <text:p><text:span text:style-name="T25">des Paritätsoperators:</text:span></text:p>
            <text:p><text:span text:style-name="T5">Πψ</text:span><text:span text:style-name="T25">(</text:span><text:span text:style-name="T5">q</text:span><text:span text:style-name="T25">) = -</text:span><text:span text:style-name="T5">ψ</text:span><text:span text:style-name="T25">(</text:span><text:span text:style-name="T5">q</text:span><text:span text:style-name="T25">) != </text:span><text:span text:style-name="T5">ψ</text:span><text:span text:style-name="T25">(-</text:span><text:span text:style-name="T5">q</text:span><text:span text:style-name="T2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kommutiert der Hamilton- mit dem Paritätsopera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au dann, wenn der Hamilton-Operator gerade ist,</text:p>
            <text:p>also wenn</text:p>
          </draw:text-box>
        </draw:frame>
        <draw:frame draw:style-name="gr2" draw:text-style-name="P3" draw:layer="layout" svg:width="5.304cm" svg:height="1.033cm" svg:x="15.847cm" svg:y="10.983cm">
          <text:p/>
          <draw:object xlink:href="../gerade%20Parität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6.343cm" svg:x="1.4cm" svg:y="4.334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B innerhalb und A,C außerhalb) des Potentials mit dem Ansatz A, C: <text:span text:style-name="T5">φ</text:span><text:span text:style-name="T34">AC</text:span><text:span text:style-name="T27">(</text:span><text:span text:style-name="T16">q</text:span><text:span text:style-name="T27">) = </text:span><text:span text:style-name="T5">α</text:span><text:span text:style-name="T34">+</text:span><text:span text:style-name="T27">e</text:span><text:span text:style-name="T35">κ</text:span><text:span text:style-name="T36">q</text:span><text:span text:style-name="T15"> + </text:span><text:span text:style-name="T5">α</text:span><text:span text:style-name="T37">-</text:span><text:span text:style-name="T15">e</text:span><text:span text:style-name="T35">-κ</text:span><text:span text:style-name="T36">q</text:span><text:span text:style-name="T15"> und B: </text:span><text:span text:style-name="T5">φ</text:span><text:span text:style-name="T14">B</text:span><text:span text:style-name="T15">(</text:span><text:span text:style-name="T16">q</text:span><text:span text:style-name="T15">) = </text:span><text:span text:style-name="T5">β</text:span><text:span text:style-name="T37">+</text:span><text:span text:style-name="T15">e</text:span><text:span text:style-name="T17">i</text:span><text:span text:style-name="T35">k</text:span><text:span text:style-name="T36">q</text:span><text:span text:style-name="T15"> + </text:span><text:span text:style-name="T5">β</text:span><text:span text:style-name="T37">-</text:span><text:span text:style-name="T15">e</text:span><text:span text:style-name="T35">-ik</text:span><text:span text:style-name="T36">q</text:span><text:span text:style-name="T15"> ,</text:span></text:p>
            <text:p text:style-name="P2"><text:span text:style-name="T15">wobei für A, C gilt:</text:span></text:p>
            <text:p text:style-name="P2"><text:span text:style-name="T15">und für B:</text:span></text:p>
            <text:p text:style-name="P2"><text:span text:style-name="T15">Es gilt für </text:span><text:span text:style-name="T16">q</text:span><text:span text:style-name="T15"> </text:span><text:span text:style-name="T6">→</text:span><text:span text:style-name="T15"> -</text:span><text:span text:style-name="T6">∞ : </text:span><text:span text:style-name="T5">α</text:span><text:span text:style-name="T14">-</text:span><text:span text:style-name="T6"> = 0 ⇒ </text:span><text:span text:style-name="T5">φ</text:span><text:span text:style-name="T37">A</text:span><text:span text:style-name="T15">(</text:span><text:span text:style-name="T16">q</text:span><text:span text:style-name="T15">) = </text:span><text:span text:style-name="T5">α</text:span><text:span text:style-name="T37">+</text:span><text:span text:style-name="T15">e</text:span><text:span text:style-name="T35">κ</text:span><text:span text:style-name="T36">q</text:span><text:span text:style-name="T15"> </text:span></text:p>
            <text:p text:style-name="P7"><text:span text:style-name="T15">und für </text:span><text:span text:style-name="T16">q</text:span><text:span text:style-name="T15"> </text:span><text:span text:style-name="T6">→</text:span><text:span text:style-name="T15"> </text:span><text:span text:style-name="T6">∞ : </text:span><text:span text:style-name="T5">α</text:span><text:span text:style-name="T14">+</text:span><text:span text:style-name="T6"> = 0 ⇒ </text:span><text:span text:style-name="T5">φ</text:span><text:span text:style-name="T14">C</text:span><text:span text:style-name="T15">(</text:span><text:span text:style-name="T16">q</text:span><text:span text:style-name="T15">) = </text:span><text:span text:style-name="T5">α</text:span><text:span text:style-name="T37">-</text:span><text:span text:style-name="T15">e</text:span><text:span text:style-name="T17">-</text:span><text:span text:style-name="T35">κ</text:span><text:span text:style-name="T36">q</text:span><text:span text:style-name="T38">.</text:span></text:p>
            <text:p text:style-name="P7"><text:span text:style-name="T38">Die Anschlußbedingungen </text:span><text:span text:style-name="T38">führen über die Stetigkeit von </text:span><text:span text:style-name="T39">φ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 folgenden Bestimmungsgleichungen:</text:span></text:p>
            <text:p text:style-name="P7"><text:span text:style-name="T39">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 != <text:s/></text:span><text:span text:style-name="T39">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</text:span></text:p>
            <text:p text:style-name="P7"><text:span text:style-name="T38">sowie aufgrund der Stetigkeit von </text:span><text:span text:style-name="T39">φ'</text:span><text:span text:style-name="T38">(</text:span><text:span text:style-name="T40">q</text:span><text:span text:style-name="T38">) bei </text:span><text:span text:style-name="T41">±</text:span><text:span text:style-name="T40">q</text:span><text:span text:style-name="T37">0</text:span><text:span text:style-name="T38"> zu</text:span></text:p>
            <text:p text:style-name="P7"><text:span text:style-name="T39">κα</text:span><text:span text:style-name="T37">+</text:span><text:span text:style-name="T38">e</text:span><text:span text:style-name="T35">κ</text:span><text:span text:style-name="T36">q</text:span><text:span text:style-name="T42">0</text:span><text:span text:style-name="T38"> != i</text:span><text:span text:style-name="T40">k</text:span><text:span text:style-name="T38">(</text:span><text:span text:style-name="T39">β</text:span><text:span text:style-name="T37">+</text:span><text:span text:style-name="T38">e</text:span><text:span text:style-name="T17">i</text:span><text:span text:style-name="T35">k</text:span><text:span text:style-name="T36">q</text:span><text:span text:style-name="T42">0</text:span><text:span text:style-name="T38"> + </text:span><text:span text:style-name="T39">β</text:span><text:span text:style-name="T37">-</text:span><text:span text:style-name="T38">e</text:span><text:span text:style-name="T35">-ik</text:span><text:span text:style-name="T36">q</text:span><text:span text:style-name="T42">0</text:span><text:span text:style-name="T38">) != <text:s/>-</text:span><text:span text:style-name="T39">κ</text:span><text:span text:style-name="T39">α</text:span><text:span text:style-name="T37">-</text:span><text:span text:style-name="T38">e</text:span><text:span text:style-name="T35">-κ</text:span><text:span text:style-name="T36">q</text:span><text:span text:style-name="T42">0</text:span><text:span text:style-name="T38"> .</text:span></text:p>
          </draw:text-box>
        </draw:frame>
        <draw:frame draw:style-name="gr2" draw:text-style-name="P3" draw:layer="layout" svg:width="7.447cm" svg:height="2.235cm" svg:x="16.276cm" svg:y="10.382cm">
          <text:p/>
          <draw:object xlink:href="../Bedingung%20für%20Bereich%20B%20(kompakter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3" draw:layer="layout" svg:width="7.513cm" svg:height="2.235cm" svg:x="17.343cm" svg:y="8.982cm">
          <text:p/>
          <draw:object xlink:href="../Bedingung%20für%20Bereich%20A%20und%20C%20(kompakter)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Skizzieren Sie die wichtigsten Schritte zum Auffinden der gebundenen Zustände im Potentialtopf.</text:span></text:p>
          </draw:text-box>
        </draw:frame>
        <draw:frame presentation:style-name="pr5" draw:layer="layout" svg:width="25.199cm" svg:height="12.397cm" svg:x="1.4cm" svg:y="6.307cm" presentation:class="subtitle" presentation:user-transformed="true">
          <draw:text-box>
            <text:p>Man löst zunächst die Differentialgleichung</text:p>
            <text:p><text:span text:style-name="T5">φ</text:span><text:span text:style-name="T16">''</text:span><text:span text:style-name="T27">(</text:span><text:span text:style-name="T16">q</text:span><text:span text:style-name="T27">) - </text:span><text:span text:style-name="T16">k</text:span><text:span text:style-name="T33">2</text:span><text:span text:style-name="T27">(</text:span><text:span text:style-name="T16">q</text:span><text:span text:style-name="T27">)</text:span><text:span text:style-name="T5">φ</text:span><text:span text:style-name="T27">(</text:span><text:span text:style-name="T16">q</text:span><text:span text:style-name="T27">) = 0</text:span></text:p>
            <text:p text:style-name="P7">für die drei Bereiche (innerhalb und außerhalb) des Potentials.</text:p>
            <text:p text:style-name="P7"><text:span text:style-name="T38"/></text:p>
            <text:p text:style-name="P7"><text:span text:style-name="T38">Anschließend errechnet man die Variablen über die Anschlußbedingungen,</text:span></text:p>
            <text:p text:style-name="P7"><text:span text:style-name="T38">wobei man das daraus resultierende Gleichungssystem über das Ausnutzen der Parität bei Symmetrie/Antisymmetrie vereinfacht.</text:span></text:p>
            <text:p text:style-name="P7"><text:span text:style-name="T38"/></text:p>
            <text:p text:style-name="P7"><text:span text:style-name="T38">Abschließend muß man die Lösungsfunktion berechnen (jeweils symmetrisch/antisymmtrisch) und die transzendenten Gleichungen der Energiebedingungen lös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die wichtigsten Potenzen der imaginären Einheit i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13.225cm" svg:height="5.825cm" svg:x="7.387cm" svg:y="7.587cm">
          <text:p/>
          <draw:object xlink:href="../Wichtige%20Potenzen%20der%20imaginären%20Einheit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<text:span text:style-name="T1">transzendente</text:span>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transzendenten Gleichungen legen das diskrete Energiespektrum des Potentialtopfes fes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3">Gibt es unabhängig von der Größe des Potentialtopfes immer einen symmetrischen und immer einen antisymmetrischen gebundenen Zustan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3">Welche Größe bestimmt die Zahl der diskreten Zustände im Potentialtopf? Ist diese bei endlichen Topfdimensionen immer endli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12">Wie sind Transmissions- und Reflexionskoeffizienten </text:span><text:span text:style-name="T13">T</text:span><text:span text:style-name="T12"> und </text:span><text:span text:style-name="T13">R</text:span><text:span text:style-name="T12"> definiert? Welche physikalische Information vermitteln sie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Frage aufspalten?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4">Wie verhalten sich </text:span><text:span text:style-name="T45">T</text:span><text:span text:style-name="T44"> und </text:span><text:span text:style-name="T45">R</text:span><text:span text:style-name="T44"> qualitativ als Funktion der Energie </text:span><text:span text:style-name="T45">E</text:span><text:span text:style-name="T4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2">Bei welchen Energien (</text:span><text:span text:style-name="T4">Resonanzen</text:span><text:span text:style-name="T2">) wird der Potentialtopf vollkommen durchlässig (</text:span><text:span text:style-name="T4">T</text:span><text:span text:style-name="T2"> = 1, </text:span><text:span text:style-name="T4">R</text:span><text:span text:style-name="T2"> = 0) 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ssen sich die <text:span text:style-name="T1">Resonanzen</text:span> anschaulich verste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text-style-name="P10" draw:layer="layout" svg:width="25.199cm" svg:height="3.506cm" svg:x="1.4cm" svg:y="0.836cm" presentation:class="title" presentation:user-transformed="true">
          <draw:text-box>
            <text:p><text:span text:style-name="T46">Wie sieht qualitativ die Aufenthaltswahrscheinlichkeitsdichte |</text:span><text:span text:style-name="T47">φ</text:span><text:span text:style-name="T46">(</text:span><text:span text:style-name="T48">q</text:span><text:span text:style-name="T46">)|</text:span><text:span text:style-name="T49">2</text:span><text:span text:style-name="T46"> eines mit dem Impuls <text:s text:c="2"/></text:span><text:span text:style-name="T48">k</text:span><text:span text:style-name="T50">0</text:span><text:span text:style-name="T51">/</text:span><text:span text:style-name="T48">m</text:span><text:span text:style-name="T46"> auf eine Potentialstufe </text:span><text:span text:style-name="T48">V</text:span><text:span text:style-name="T46">(</text:span><text:span text:style-name="T48">q</text:span><text:span text:style-name="T46">) = </text:span><text:span text:style-name="T48">V</text:span><text:span text:style-name="T50">0</text:span><text:span text:style-name="T46"> </text:span><text:span text:style-name="T48">Θ</text:span><text:span text:style-name="T46">(</text:span><text:span text:style-name="T48">q</text:span><text:span text:style-name="T46">) zulaufenden Teilchens aus? Unterscheiden Sie die Fälle </text:span><text:span text:style-name="T48">E</text:span><text:span text:style-name="T46"> &gt; </text:span><text:span text:style-name="T48">V</text:span><text:span text:style-name="T50">0</text:span><text:span text:style-name="T46"> und </text:span><text:span text:style-name="T48">E</text:span><text:span text:style-name="T46"> &lt; </text:span><text:span text:style-name="T48">V</text:span><text:span text:style-name="T50">0</text:span><text:span text:style-name="T46">.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665cm" svg:height="0.847cm" svg:x="6.967cm" svg:y="2.076cm">
          <text:p/>
          <draw:object xlink:href="../hbar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10" draw:layer="layout" svg:width="25.199cm" svg:height="3.506cm" svg:x="1.4cm" svg:y="0.834cm" presentation:class="title" presentation:user-transformed="true">
          <draw:text-box>
            <text:p><text:span text:style-name="T46">Wie ändern sich Reflexions- und Transmissionskoeffizienten (</text:span><text:span text:style-name="T48">T</text:span><text:span text:style-name="T46"> und </text:span><text:span text:style-name="T48">R</text:span><text:span text:style-name="T46">), wenn man bei gleicher Teilchenenergie </text:span><text:span text:style-name="T48">E</text:span><text:span text:style-name="T46"> &gt; </text:span><text:span text:style-name="T48">V</text:span><text:span text:style-name="T50">0</text:span><text:span text:style-name="T46"> dieses statt von </text:span><text:span text:style-name="T48">q</text:span><text:span text:style-name="T46"> = −∞ nach </text:span><text:span text:style-name="T48">q</text:span><text:span text:style-name="T46"> = +∞ in umgekehrter Richtung laufen läß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r Erhaltungssatz steht hinter der Relation <text:span text:style-name="T1">T</text:span> + <text:span text:style-name="T1">R</text:span> = 1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6">Wie kann man sich bei einer Teilchenenergie </text:span><text:span text:style-name="T48">E</text:span><text:span text:style-name="T46"> &gt; </text:span><text:span text:style-name="T48">V</text:span><text:span text:style-name="T50">0</text:span><text:span text:style-name="T46"> einen von Null verschiedenen Reflexionskoeffizienten </text:span><text:span text:style-name="T48">R</text:span><text:span text:style-name="T46"> an der Potentialstufe erklä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alten sich bei der Potentialstufe <text:span text:style-name="T1">T</text:span> und <text:span text:style-name="T1">R</text:span> für <text:span text:style-name="T1">E</text:span> &lt; <text:span text:style-name="T1">V</text:span><text:span text:style-name="T23">0</text:span>, <text:span text:style-name="T1">E</text:span> <text:span text:style-name="T52">&gt;</text:span><text:span text:style-name="T23">→</text:span><text:span text:style-name="T53">›</text:span> <text:span text:style-name="T1">V</text:span><text:span text:style-name="T23">0</text:span> und <text:span text:style-name="T1">E</text:span> <text:span text:style-name="T54">››</text:span> <text:span text:style-name="T1">V</text:span><text:span text:style-name="T23">0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10" draw:layer="layout" svg:width="25.199cm" svg:height="3.506cm" svg:x="1.4cm" svg:y="0.835cm" presentation:class="title" presentation:user-transformed="true">
          <draw:text-box>
            <text:p><text:span text:style-name="T46">Was kann bei einer unendlich hohen Potentialstufe (</text:span><text:span text:style-name="T48">V</text:span><text:span text:style-name="T50">0</text:span><text:span text:style-name="T46">→∞) über die Wellenfunktion </text:span><text:span text:style-name="T47">φ</text:span><text:span text:style-name="T46">(</text:span><text:span text:style-name="T48">q</text:span><text:span text:style-name="T46">) im klassisch verbotenen Gebiet (</text:span><text:span text:style-name="T48">q</text:span><text:span text:style-name="T46"> &gt; 0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Kennen Sie aus der klassischen Elektrodynamik eine dem quantenmechanischen Tunneln analoge Situatio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Beispiel des rechteckigen Potentialwalls den Tunneleffek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ennen Sie einige bedeutende Konsequenzen des Tunneleffekt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8" draw:layer="layout" svg:width="25.199cm" svg:height="3.506cm" svg:x="1.4cm" svg:y="0.832cm" presentation:class="title" presentation:user-transformed="true">
          <draw:text-box>
            <text:p><text:span text:style-name="T43">Welche Größen bestimmen vornehmlich die Tunnelwahrscheinlichkeit durch den rechteckigen Potentialwall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text-style-name="P11" draw:layer="layout" svg:width="25.199cm" svg:height="3.506cm" svg:x="1.4cm" svg:y="0.837cm" presentation:class="title">
          <draw:text-box>
            <text:p><text:span text:style-name="T55">Wie sieht qualitativ die </text:span><text:span text:style-name="T56">q</text:span><text:span text:style-name="T55">-Abhängigkeit von |</text:span><text:span text:style-name="T57">φ</text:span><text:span text:style-name="T55">(</text:span><text:span text:style-name="T56">q</text:span><text:span text:style-name="T55">)|</text:span><text:span text:style-name="T58">2</text:span><text:span text:style-name="T55"> beim Potentialwall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12" draw:layer="layout" svg:width="25.199cm" svg:height="3.506cm" svg:x="1.4cm" svg:y="0.827cm" presentation:class="title" presentation:user-transformed="true">
          <draw:text-box>
            <text:p><text:span text:style-name="T59">Mit welchem </text:span><text:span text:style-name="T60">Trick</text:span><text:span text:style-name="T59"> läßt sich die Tunnelwahrscheinlichkeit durch einen realistischen, kontinuierlichen Potentialberg mit den Ergebnissen zum einfacheren rechteckigen Potentialwall zumindest näherungsweise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12">Nach welcher Formel läßt sich die Tunnelwahrscheinlichkeit für einen kontinuierlichen Potentialberg berech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ßt sich qualitativ die <text:span text:style-name="T1">α</text:span>-Radioaktivität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text-style-name="P8" draw:layer="layout" svg:width="25.199cm" svg:height="3.506cm" svg:x="1.4cm" svg:y="0.839cm" presentation:class="title" presentation:user-transformed="true">
          <draw:text-box>
            <text:p><text:span text:style-name="T43">Welcher Zusammenhang besteht zwischen der Lebensdauer eines </text:span><text:span text:style-name="T61">α</text:span><text:span text:style-name="T43">-radioaktiven Kerns und der Energie des emittierten </text:span><text:span text:style-name="T61">α</text:span><text:span text:style-name="T43">-Teilchen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Situation beschreibt das Kronig-Penney-Model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text-style-name="P8" draw:layer="layout" svg:width="25.199cm" svg:height="3.506cm" svg:x="1.4cm" svg:y="0.835cm" presentation:class="title" presentation:user-transformed="true">
          <draw:text-box>
            <text:p><text:span text:style-name="T43">Wie verhalten sich die Wellenfunktion und ihre erste Ableitung, wenn die potentielle Energie </text:span><text:span text:style-name="T61">V</text:span><text:span text:style-name="T43">(</text:span><text:span text:style-name="T61">q</text:span><text:span text:style-name="T43">) die Gestalt einer </text:span><text:span text:style-name="T61">δ</text:span><text:span text:style-name="T43">-Funktion ha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am Kronig-Penney-Modell das Bloch‑Theore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9" draw:layer="layout" svg:width="25.199cm" svg:height="4.51cm" svg:x="1.4cm" svg:y="0.334cm" presentation:class="title" presentation:user-transformed="true">
          <draw:text-box>
            <text:p><text:span text:style-name="T44">Was ist die Ursache für das Entstehen von Energiebändern und Energielücken in Festkörper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8" draw:layer="layout" svg:width="25.199cm" svg:height="3.506cm" svg:x="1.4cm" svg:y="0.834cm" presentation:class="title" presentation:user-transformed="true">
          <draw:text-box>
            <text:p><text:span text:style-name="T43">Wie hängen Position und Breite der Energiebänder im Kronig-Penney-Modell von der Wechselwirkungsstärke </text:span><text:span text:style-name="T61">D</text:span><text:span text:style-name="T43"> und dem Gitterabstand </text:span><text:span text:style-name="T61">a</text:span><text:span text:style-name="T43"> ab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3">Wie viele diskrete Niveaus bilden ein Energieband? Gibt es Niveaus, deren energetische Position unabhängig von der Potentialstärke </text:span><text:span text:style-name="T61">D</text:span><text:span text:style-name="T43">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kann man einen <text:span text:style-name="T1">Bandindex</text:span> <text:span text:style-name="T1">n</text:span> einfüh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<text:span text:style-name="T1">Bandstruktur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Hamilton-Operator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ß dieser ein diskretes, nicht-entartetes Spektrum besitz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8" draw:layer="layout" svg:width="25.199cm" svg:height="3.506cm" svg:x="1.4cm" svg:y="0.833cm" presentation:class="title" presentation:user-transformed="true">
          <draw:text-box>
            <text:p><text:span text:style-name="T43">Sind der Erzeugungs- und der Vernichtungsoperator </text:span><text:span text:style-name="T61">a</text:span><text:span text:style-name="T43"> und </text:span><text:span text:style-name="T61">a</text:span><text:span text:style-name="T62">+</text:span><text:span text:style-name="T43"> vertauschbar? Wenn nicht, welche Kommutatorrelation erfüll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text-style-name="P1" draw:layer="layout" svg:width="25.199cm" svg:height="3.506cm" svg:x="1.4cm" svg:y="0.838cm" presentation:class="title" presentation:user-transformed="true">
          <draw:text-box>
            <text:p><text:span text:style-name="T2">Welche Zusammenhänge bestehen zwischen Ort </text:span><text:span text:style-name="T4">q</text:span><text:span text:style-name="T2">, Impuls </text:span><text:span text:style-name="T4">p</text:span><text:span text:style-name="T2"> des harmonischen Oszillators und </text:span><text:span text:style-name="T4">a</text:span><text:span text:style-name="T2">, </text:span><text:span text:style-name="T4">a</text:span><text:span text:style-name="T63">+</text:span><text:span text:style-name="T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5" draw:layer="layout" svg:width="25.199cm" svg:height="3.506cm" svg:x="1.4cm" svg:y="0.836cm" presentation:class="title" presentation:user-transformed="true">
          <draw:text-box>
            <text:p><text:span text:style-name="T12">Wie läßt sich der Hamilton-Operator des harmonischen Oszillators durch den Besetzungszahloperator ausdrück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hat <text:s text:c="4"/>= <text:span text:style-name="T1">a</text:span><text:span text:style-name="T64">+</text:span><text:span text:style-name="T1">a</text:span> reelle Eigenwert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cm" svg:height="1.55cm" svg:x="10.169cm" svg:y="1.883cm">
          <text:p/>
          <draw:object xlink:href="../hat%20n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können Sie über die Eigenwerte von aussa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9cm" svg:height="1.55cm" svg:x="10.169cm" svg:y="2.617cm">
          <text:p/>
          <draw:object xlink:href="../hat%20n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text-style-name="P8" draw:layer="layout" svg:width="25.199cm" svg:height="3.506cm" svg:x="1.4cm" svg:y="0.834cm" presentation:class="title" presentation:user-transformed="true">
          <draw:text-box>
            <text:p><text:span text:style-name="T43">Wie beweist man, daß mit |</text:span><text:span text:style-name="T61">n</text:span><text:span text:style-name="T43">&gt; auch </text:span><text:span text:style-name="T61">a</text:span><text:span text:style-name="T43">|</text:span><text:span text:style-name="T61">n</text:span><text:span text:style-name="T43">&gt; und </text:span><text:span text:style-name="T61">a</text:span><text:span text:style-name="T62">+</text:span><text:span text:style-name="T43">|</text:span><text:span text:style-name="T61">n</text:span><text:span text:style-name="T43">&gt; Eigenzustände zu <text:s text:c="3"/>sind? Zu welchen Eigenwerten gehören si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77cm" svg:height="1.2cm" svg:x="5.901cm" svg:y="2.581cm">
          <text:p/>
          <draw:object xlink:href="../hat%20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kleinste Eigenwert von <text:s text:c="2"/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0.96cm" svg:height="1.5cm" svg:x="21.837cm" svg:y="1.917cm">
          <text:p/>
          <draw:object xlink:href="../hat%20n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4">Wie hängt der Eigenzustand |</text:span><text:span text:style-name="T45">n</text:span><text:span text:style-name="T44">&gt; mit dem </text:span><text:span text:style-name="T45">Vakuumzustand</text:span><text:span text:style-name="T44"> |0&gt; zusamm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Nullpunktsenergie des harmonischen Oszillator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2">Wie kann man anschaulich die Begriffe </text:span><text:span text:style-name="T4">Besetzungszahl</text:span><text:span text:style-name="T2">-, </text:span><text:span text:style-name="T4">Erzeugungs</text:span><text:span text:style-name="T2">- und </text:span><text:span text:style-name="T4">Vernichtungsoperator</text:span><text:span text:style-name="T2"> versteh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4">Geben Sie die Erwartungswerte von Ort und Impuls des Oszillators im Eigenzustand |</text:span><text:span text:style-name="T45">n</text:span><text:span text:style-name="T44">&gt; an.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text-style-name="P9" draw:layer="layout" svg:width="25.199cm" svg:height="3.506cm" svg:x="1.4cm" svg:y="0.837cm" presentation:class="title">
          <draw:text-box>
            <text:p><text:span text:style-name="T44">Wie lautet das Unschärfeprodukt Δ</text:span><text:span text:style-name="T45">p</text:span><text:span text:style-name="T44"> Δ</text:span><text:span text:style-name="T45">q</text:span><text:span text:style-name="T44">, wenn sich der Oszillator im Zustand |</text:span><text:span text:style-name="T45">n</text:span><text:span text:style-name="T44">&gt; befinde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>
          <draw:text-box>
            <text:p><text:span text:style-name="T44">Welche einfache Differentialgleichung muß die Grundzustandswellenfunktion </text:span><text:span text:style-name="T65">φ</text:span><text:span text:style-name="T66">0</text:span><text:span text:style-name="T44">(</text:span><text:span text:style-name="T45">x</text:span><text:span text:style-name="T44">)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6" draw:layer="layout" svg:width="25.199cm" svg:height="3.506cm" svg:x="1.4cm" svg:y="0.831cm" presentation:class="title" presentation:user-transformed="true">
          <draw:text-box>
            <text:p><text:span text:style-name="T19">Wie kann man über die Grundzustandswellenfunktion </text:span><text:span text:style-name="T21">φ</text:span><text:span text:style-name="T22">0</text:span><text:span text:style-name="T19">(</text:span><text:span text:style-name="T20">x</text:span><text:span text:style-name="T19">) die anderen Eigenfunktionen, </text:span><text:span text:style-name="T21">φ</text:span><text:span text:style-name="T67">n</text:span><text:span text:style-name="T19">(</text:span><text:span text:style-name="T20">x</text:span><text:span text:style-name="T19">), </text:span><text:span text:style-name="T20">n</text:span><text:span text:style-name="T19"> ≥ 1, des harmonischen Oszillators gewinn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text-style-name="P11" draw:layer="layout" svg:width="25.199cm" svg:height="3.506cm" svg:x="1.4cm" svg:y="0.838cm" presentation:class="title" presentation:user-transformed="true">
          <draw:text-box>
            <text:p><text:span text:style-name="T55">Was kann über die Parität der Eigenfunktionen </text:span><text:span text:style-name="T57">φ</text:span><text:span text:style-name="T68">n</text:span><text:span text:style-name="T55">(</text:span><text:span text:style-name="T56">x</text:span><text:span text:style-name="T55">) ausgesagt wer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verhält sich qualitativ <text:span text:style-name="T31">φ</text:span><text:span text:style-name="T69">n</text:span>(<text:span text:style-name="T1">x</text:span>) im <text:span text:style-name="T1">klassisch erlaubten</text:span> (<text:span text:style-name="T1">verbotenen</text:span>) Gebi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text-style-name="P8" draw:layer="layout" svg:width="25.199cm" svg:height="3.506cm" svg:x="1.4cm" svg:y="0.833cm" presentation:class="title" presentation:user-transformed="true">
          <draw:text-box>
            <text:p><text:span text:style-name="T43">Skizzieren Sie die </text:span><text:span text:style-name="T61">Polynommethode</text:span><text:span text:style-name="T43">. Welche Eigenschaft der Wellenfunktion spielt bei der Wahl des Lösungsansatzes für die zeitunabhängige Schrödinger-Gleichung die entscheidende Rolle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43">Durch welchen Lösungsansatz läßt sich das Problem des dreidimensionalen Oszillators auf das des linearen Oszillators zurückfüh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2">Was können Sie über den Entartungsgrad der Eigenwerte des isotropen, dreidimensionalen Oszillators aussag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7" svg:font-family="'Segoe UI'"/>
    <style:font-face style:name="Segoe UI4" svg:font-family="'Segoe UI'" style:font-adornments="Regular"/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6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5" svg:font-family="'Segoe UI'" style:font-family-generic="swiss" style:font-pitch="variable"/>
    <style:font-face style:name="Segoe UI2" svg:font-family="'Segoe UI'" style:font-adornments="Regular" style:font-family-generic="swiss" style:font-pitch="variable"/>
    <style:font-face style:name="Tahoma2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08-13T17:43:10.461000000</dc:date>
    <meta:document-statistic meta:object-count="318"/>
  </office:meta>
</office:document-meta>
</file>